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How to run tomcat without "root" user.</text:p>
      <text:p text:style-name="Standard"/>
      <text:p text:style-name="Standard">Create tomcat user if not exist.</text:p>
      <text:p text:style-name="Standard"/>
      <text:p text:style-name="Standard">Give Access to /tomcat/* file to be accessed by tomcat</text:p>
      <text:p text:style-name="Standard"/>
      <text:p text:style-name="Standard"><text:tab/>cmd "<text:bookmark-start text:name="DDE_LINK1"/><text:bookmark-start text:name="DDE_LINK"/>chown root:tomcat /tomcat/ -R<text:bookmark-end text:name="DDE_LINK1"/><text:bookmark-end text:name="DDE_LINK"/>"</text:p>
      <text:p text:style-name="Standard"><text:tab/>cmd "<text:bookmark-start text:name="DDE_LINK3"/>chmod 750 /tomcat/ -R<text:bookmark-end text:name="DDE_LINK3"/>"</text:p>
      <text:p text:style-name="Standard"/>
      <text:p text:style-name="Standard">Edit tomcat file.</text:p>
      <text:p text:style-name="Standard"/>
      <text:p text:style-name="Standard"><text:tab/>Change line</text:p>
      <text:p text:style-name="Standard"/>
      <text:p text:style-name="Standard"><text:tab/>sh $CATALINA_HOME/bin/startup.sh</text:p>
      <text:p text:style-name="Standard"/>
      <text:p text:style-name="Standard"><text:tab/>to</text:p>
      <text:p text:style-name="Standard"/>
      <text:p text:style-name="Standard"><text:tab/>su tomcat -c 'sh $CATALINA_HOME/bin/startup.sh'</text:p>
      <text:p text:style-name="Standard"/>
      <text:p text:style-name="Standard">Change Permissions to apache-tomcat folder as per apache-guideline</text:p>
      <text:p text:style-name="Standard"/>
      <text:p text:style-name="Standard">"Standard configuration is to have all Tomcat files owned by root with group Tomcat and whilst owner has read/write privileges, group only has read and world has no permissions. The exceptions are the logs, temp and work directory that are owned by the Tomcat user rather than root"</text:p>
      <text:p text:style-name="Standard"/>
      <text:p text:style-name="Standard"/>
      <text:p text:style-name="Standard">chown tomcat:phpdevtl /opt/apache-tomcat1 -R </text:p>
      <text:p text:style-name="Standard"/>
      <text:p text:style-name="Standard">chmod 550 /opt/apache-tomcat1 -R </text:p>
      <text:p text:style-name="Standard"/>
      <text:p text:style-name="Standard">chmod 555 /opt/apache-tomcat1</text:p>
      <text:p text:style-name="Standard"/>
      <text:p text:style-name="Standard">chmod 740 /opt/apache-tomcat1/logs /opt/apache-tomcat1/work /opt/apache-tomcat1/temp -R </text:p>
      <text:p text:style-name="Standard"/>
      <text:p text:style-name="Standard">chmod 777 /opt/apache-tomcat1/webapps -R </text:p>
      <text:p text:style-name="Standard"/>
      <text:p text:style-name="Standard">chmod 600 /opt/apache-tomcat1/conf/jmx* </text:p>
      <text:p text:style-name="Standard"/>
      <text:p text:style-name="Standard">chown root:tomcat /tomcat/ -R </text:p>
      <text:p text:style-name="Standard"/>
      <text:p text:style-name="Standard">chmod 750 /tomcat/ -R</text:p>
      <text:p text:style-name="Standard"/>
      <text:p text:style-name="P3">chmod 777 /var/www/html/fundztrax/Img</text:p>
      <text:p text:style-name="Standard"/>
      <text:p text:style-name="Standard"/>
      <text:p text:style-name="P4"/>
      <text:p text:style-name="P1">To Change port number from 80 to 8080 on PROD</text:p>
      <text:p text:style-name="Standard"/>
      <text:p text:style-name="P1">Change in DB – Take BACKUP if possible</text:p>
      <text:p text:style-name="Standard"/>
      <text:p text:style-name="Standard">UPDATE DOCUMENTS.PROJECT_MASTER</text:p>
      <text:p text:style-name="Standard">SET PORT='8080' </text:p>
      <text:p text:style-name="Standard">WHERE PROJECT_ID IN (</text:p>
      <text:p text:style-name="Standard"><text:s text:c="20"/><text:bookmark-start text:name="DDE_LINK5"/>SELECT PROJECT_ID FROM <text:bookmark-start text:name="DDE_LINK2"/>DOCUMENTS.PROJECT_MASTER<text:bookmark-end text:name="DDE_LINK2"/> where lower(host)='njapps' and NVL(port,80) = 80 <text:bookmark-end text:name="DDE_LINK5"/></text:p>
      <text:p text:style-name="Standard"><text:s text:c="20"/>)</text:p>
      <text:p text:style-name="Standard">go</text:p>
      <text:p text:style-name="Standard"/>
      <text:p text:style-name="P1">Change in /opt/apache-tomcat1/conf/server.xml</text:p>
      <text:p text:style-name="Standard"/>
      <text:p text:style-name="P1">Change in /tomcat/property_config.txt</text:p>
      <text:p text:style-name="P1"/>
      <text:p text:style-name="P1">Change in /tomcat/WSConsumer.xml</text:p>
      <text:p text:style-name="P1"/>
      <text:p text:style-name="P1">Project Wise Change if HARD-CODED</text:p>
      <text:p text:style-name="P1"/>
      <text:p text:style-name="P1">Change in MFUND and MFTRAN</text:p>
      <text:p text:style-name="P1"><text:tab/></text:p>
      <text:p text:style-name="P3"><text:tab/>Create Tomcat user on NJTRAN and NJBROK</text:p>
      <text:p text:style-name="P3"><text:tab/>Change in respected pages for user.</text:p>
      <text:p text:style-name="P3"><text:tab/>Change in sys.all_directories for PATH change.</text:p>
      <text:p text:style-name="P3"/>
      <text:p text:style-name="P1">Access to STORAGE-BOX in case of njimage</text:p>
      <text:p text:style-name="P3"/>
      <text:p text:style-name="P3"><text:tab/>chmod 777 /var/www/html/fundztrax/Im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7-30T17:14:22</meta:creation-date>
    <dc:date>2011-09-07T16:44:23</dc:date>
    <meta:editing-duration>PT14H53M51S</meta:editing-duration>
    <meta:editing-cycles>50</meta:editing-cycles>
    <meta:generator>OpenOffice.org/3.1$Linux OpenOffice.org_project/310m19$Build-9420</meta:generator>
    <meta:document-statistic meta:table-count="0" meta:image-count="0" meta:object-count="0" meta:page-count="2" meta:paragraph-count="40" meta:word-count="223" meta:character-count="1679"/>
  </office:meta>
</office:document-meta>
</file>